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tru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true" fo:min-height="0.512cm" fo:min-width="1.378cm"/>
    </style:style>
    <style:style style:name="gr5" style:family="graphic" style:parent-style-name="standard">
      <style:graphic-properties draw:stroke="dash" draw:stroke-dash="Fine_20_Dashed" draw:marker-end="Arrow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true" fo:min-height="0.556cm" fo:min-width="0.942cm"/>
    </style:style>
    <style:style style:name="gr7" style:family="graphic" style:parent-style-name="standard">
      <style:graphic-properties draw:stroke="solid" draw:stroke-dash="Fine_20_Dashed" draw:marker-end="Arrow" draw:textarea-vertical-align="middle"/>
    </style:style>
    <style:style style:name="gr8" style:family="graphic" style:parent-style-name="standard">
      <style:graphic-properties draw:fill="bitmap" draw:fill-color="#aea79f" draw:fill-image-name="Empty" draw:textarea-horizontal-align="justify" draw:textarea-vertical-align="middle" draw:auto-grow-height="false" draw:shadow-offset-x="0.203cm" draw:shadow-offset-y="0.203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038cm" svg:height="1.14cm" svg:x="2.902cm" svg:y="1.954cm">
          <text:p text:style-name="P1"><text:span text:style-name="T1">co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2" xml:id="id2" draw:id="id2" draw:layer="layout" svg:width="1.016cm" svg:height="1.016cm" svg:x="11.541cm" svg:y="1.8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curve" svg:x1="4.94cm" svg:y1="2.524cm" svg:x2="11.541cm" svg:y2="2.397cm" draw:start-shape="id1" draw:start-glue-point="10" draw:end-shape="id2" draw:end-glue-point="6" svg:d="M4940 2524c4951 0 1651-127 6601-127" svg:viewBox="0 0 6602 128">
          <text:p text:style-name="P3"><text:span text:style-name="T2">subj</text:span></text:p>
        </draw:connector>
        <draw:custom-shape draw:style-name="gr4" draw:text-style-name="P1" xml:id="id3" draw:id="id3" draw:layer="layout" svg:width="2.654cm" svg:height="1.138cm" svg:x="2.664cm" svg:y="4.175cm">
          <text:p text:style-name="P2"><text:span text:style-name="T1">n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2" draw:layer="layout" draw:type="curve" svg:x1="3.921cm" svg:y1="3.094cm" svg:x2="3.991cm" svg:y2="4.175cm" draw:start-shape="id1" draw:start-glue-point="8" draw:end-shape="id3" draw:end-glue-point="4" svg:d="M3921 3094c0 811 70 271 70 1081" svg:viewBox="0 0 71 1082">
          <text:p/>
        </draw:connector>
        <draw:custom-shape draw:style-name="gr6" draw:text-style-name="P1" xml:id="id4" draw:id="id4" draw:layer="layout" svg:width="2.038cm" svg:height="1.14cm" svg:x="3.026cm" svg:y="6.337cm">
          <text:p text:style-name="P1"><text:span text:style-name="T1">cont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2" draw:layer="layout" draw:type="curve" svg:x1="3.991cm" svg:y1="5.313cm" svg:x2="4.045cm" svg:y2="6.337cm" draw:start-shape="id3" draw:start-glue-point="8" draw:end-shape="id4" draw:end-glue-point="4" svg:d="M3991 5313c0 769 54 258 54 1024" svg:viewBox="0 0 55 1025">
          <text:p/>
        </draw:connector>
        <draw:connector draw:style-name="gr7" draw:text-style-name="P3" draw:layer="layout" draw:type="curve" svg:x1="5.064cm" svg:y1="6.907cm" svg:x2="11.689cm" svg:y2="2.757cm" draw:start-shape="id4" draw:start-glue-point="10" draw:end-shape="id2" draw:end-glue-point="7" svg:d="M5064 6907c4858 0 1546-4150 6625-4150" svg:viewBox="0 0 6626 4151">
          <text:p text:style-name="P2"><text:span text:style-name="T2">subj</text:span></text:p>
        </draw:connector>
        <draw:connector draw:style-name="gr7" draw:text-style-name="P3" draw:layer="layout" draw:type="curve" svg:x1="5.318cm" svg:y1="4.744cm" svg:x2="11.541cm" svg:y2="2.397cm" draw:start-shape="id3" draw:start-glue-point="10" draw:end-shape="id2" svg:d="M5318 4744c4668 0 1557-2347 6223-2347" svg:viewBox="0 0 6224 2348">
          <text:p text:style-name="P2"><text:span text:style-name="T2">parent</text:span></text:p>
        </draw:connector>
        <draw:custom-shape draw:style-name="gr8" draw:text-style-name="P4" draw:layer="layout" svg:width="4.064cm" svg:height="1.397cm" svg:x="13.446cm" svg:y="1.762cm">
          <text:p text:style-name="P4"><text:span text:style-name="T2">Blue – chromo</text:span></text:p>
          <text:p text:style-name="P4"><text:span text:style-name="T2">Orange – run-time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Empty" xlink:href="Pictures/100000000000000800000008DD0ADA29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31T10:46:37.445272052</meta:creation-date>
    <dc:date>2015-08-31T13:14:43.484710649</dc:date>
    <meta:editing-duration>PT2H20M27S</meta:editing-duration>
    <meta:editing-cycles>5</meta:editing-cycles>
    <meta:generator>LibreOffice/4.2.8.2$Linux_X86_64 LibreOffice_project/420m0$Build-2</meta:generator>
    <meta:document-statistic meta:object-count="10"/>
  </office:meta>
</office:document-meta>
</file>